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RestfulServiceTestImpl.test1( FastJsonTestVO 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RestfulServiceTestImpl.test2( List &lt; FastJsonParentTestVO &gt; v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